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more than fifte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and frameworks in <text:span text:style-name="T1">PHP</text:span>, Java, Scala, Kotlin and NodeJS. Some problems I have solved are user and API authentication (SAML, OIDC),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third party services integration, among others.</text:p>
      <text:p text:style-name="Text_20_body">Regarding frontend development, I think software design and architecture is more important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Vue 2/3, charts.js, jQuery, underscore.js, backbone, jqueryUI, and lessCSS.</text:p>
      <text:p text:style-name="Text_20_body">I think team work and a quality-oriented development process is the key to build good products. I usually build solutions based on well-know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scv---wirewheel-2019-ahora"/>SCV - WireWheel (2019-ahora)<text:bookmark-end text:name="scv---wirewheel-2019-ahora"/></text:h>
      <text:p text:style-name="First_20_paragraph">Since 2019 I work for WireWheel, a USA east-cost based client from the SCV consultant company. WireWheel sells several privacy-related products to other companies. For instance, products to manage users data access requests, and cookie-based consent management. The first two years I worked as developer of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2">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2">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2">Social and Cultural Anthropology</text:span></text:p>
        </text:list-item>
        <text:list-item>
          <text:p text:style-name="P5">E.N.E.T N°17 D.E. 20 (2001 - 2006) - <text:span text:style-name="T2">Electronic Technician</text:span></text:p>
        </text:list-item>
        <text:list-item>
          <text:p text:style-name="P5">Alfonsina Storni (Primary School)</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3-02-05T22:48:24Z</meta:creation-date>
    <dc:date>2023-02-05T22:48:24Z</dc:date>
    <meta:user-defined meta:name="job" meta:value-type="string">Software Engineer</meta:user-defined>
    <meta:user-defined meta:name="messages" meta:value-type="string"/>
  </office:meta>
</office:document-meta>
</file>